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als</text:p>
          </table:table-cell>
          <table:table-cell office:value-type="string" calcext:value-type="string">
            <text:p>Price(GoG)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ost (Seals)</text:p>
          </table:table-cell>
          <table:table-cell office:value-type="string" calcext:value-type="string">
            <text:p>Cost(GoG)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re</text:p>
          </table:table-cell>
          <table:table-cell office:value-type="float" office:value="18" calcext:value-type="float">
            <text:p>18</text:p>
          </table:table-cell>
          <table:table-cell table:formula="of:=[.B$2]/[.A$2]*[.E2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pic</text:p>
          </table:table-cell>
          <table:table-cell office:value-type="float" office:value="31" calcext:value-type="float">
            <text:p>31</text:p>
          </table:table-cell>
          <table:table-cell table:formula="of:=[.B$2]/[.A$2]*[.E3]" office:value-type="float" office:value="15.5" calcext:value-type="float">
            <text:p>15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gendary</text:p>
          </table:table-cell>
          <table:table-cell office:value-type="float" office:value="193" calcext:value-type="float">
            <text:p>193</text:p>
          </table:table-cell>
          <table:table-cell table:formula="of:=[.B$2]/[.A$2]*[.E4]" office:value-type="float" office:value="96.5" calcext:value-type="float">
            <text:p>9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9:01:50.116542905</meta:creation-date>
    <dc:date>2024-06-12T14:30:20.884477162</dc:date>
    <meta:editing-duration>PT18H48M10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